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14pt" fo:font-weight="normal" officeooo:rsid="00151f18" officeooo:paragraph-rsid="00151f1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4pt" fo:font-weight="normal" officeooo:rsid="00154f4b" officeooo:paragraph-rsid="00154f4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oto Sans CJK JP Black" fo:font-size="15pt" fo:font-weight="normal" officeooo:rsid="00151f18" officeooo:paragraph-rsid="00151f18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4pt" fo:font-weight="normal" officeooo:rsid="00154f4b" officeooo:paragraph-rsid="00154f4b" style:font-size-asian="14pt" style:font-weight-asian="normal" style:font-size-complex="14pt" style:font-weight-complex="normal"/>
    </style:style>
    <style:style style:name="T1" style:family="text">
      <style:text-properties officeooo:rsid="00164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OR DE CEREJEIRA</text:p>
      <text:p text:style-name="P3"/>
      <text:p text:style-name="P1"><text:s text:c="3"/>As melhores coisas da vida morrem rapidamente,como a flor de cerejeira. Porque algo tão bonito nunca deve durar para sempre, não dura para sempre. Ela permanece por um breve momento no tempo para nos lembrar de como a vida é preciosa, antes de desvanecer tão rapiadamente como vicio. </text:p>
      <text:p text:style-name="P2"><text:s text:c="3"/>As vezes tudo o que temos são momentos. Porque não há repetições, o que acontece em um momento define a vida talvez seja a vida.</text:p>
      <text:p text:style-name="P2"><text:s text:c="4"/><text:span text:style-name="T1">Porque algo tão especial é destinado a desaparecer. Por fim, tem de ser levado pelo v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1:38:38.478311012</meta:creation-date>
    <dc:date>2022-07-29T14:18:03.870292727</dc:date>
    <meta:editing-duration>PT11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92" meta:character-count="529" meta:non-whitespace-character-count="430"/>
  </office:meta>
</office:document-meta>
</file>